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ies <text:span text:style-name="NormalTok">i</text:span><text:span text:style-name="OperatorTok">--</text:span> do to <text:span text:style-name="NormalTok">i</text:span>?</text:p>
        </text:list-item>
        <text:list-item>
          <text:p text:style-name="P1">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p text:style-name="Text_20_body">##. Triangle:</text:p>
      <text:p text:style-name="P44">```text</text:p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p text:style-name="P55">``` </text:p>
      <text:p text:style-name="First_20_paragraph">##. Triangle of numbers</text:p>
      <text:p text:style-name="P56">```text</text:p>
      <text:p text:style-name="P57">1</text:p>
      <text:p text:style-name="P58">222</text:p>
      <text:p text:style-name="P59">33333</text:p>
      <text:p text:style-name="P60">4444444</text:p>
      <text:p text:style-name="P61">555555555</text:p>
      <text:p text:style-name="P62">``` </text:p>
      <text:p text:style-name="First_20_paragraph">##. Upside-down binary triangle</text:p>
      <text:p text:style-name="P63">```</text:p>
      <text:p text:style-name="P64">1010101</text:p>
      <text:p text:style-name="P65"><text:s text:c="1"/>10101 </text:p>
      <text:p text:style-name="P66"><text:s text:c="2"/>101 <text:s text:c="1"/></text:p>
      <text:p text:style-name="P67"><text:s text:c="3"/>1</text:p>
      <text:p text:style-name="P68">``` 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8Z</meta:creation-date>
    <dc:date>2021-06-15T03:24:08Z</dc:date>
    <meta:user-defined meta:name="date" meta:value-type="string">June  14, 2021 (11:23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